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9"/>
    <style:style style:name="ce15" style:family="table-cell" style:parent-style-name="Default">
      <style:table-cell-properties style:rotation-angle="45"/>
    </style:style>
    <style:style style:name="ce16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32" style:family="table-cell" style:parent-style-name="Default" style:data-style-name="N108"/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number-columns-repeated="1004" table:default-cell-style-name="Default"/>
        <table:table-row table:style-name="ro3">
          <table:table-cell table:style-name="ce15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5" office:value-type="string" calcext:value-type="string">
            <text:p>€-Hébergement</text:p>
          </table:table-cell>
          <table:table-cell table:style-name="ce15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table:style-name="ce32" office:value-type="currency" office:currency="EUR" office:value="9.2" calcext:value-type="currency">
            <text:p>9,20 €</text:p>
          </table:table-cell>
          <table:table-cell table:style-name="ce32" office:value-type="currency" office:currency="EUR" office:value="1.5" calcext:value-type="currency">
            <text:p>1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]+[.K2]+[.L2]" office:value-type="currency" office:currency="EUR" office:value="10.7" calcext:value-type="currency">
            <text:p>10,70 €</text:p>
          </table:table-cell>
          <table:table-cell table:style-name="ce32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32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" calcext:value-type="currency">
            <text:p>7,50 €</text:p>
          </table:table-cell>
          <table:table-cell table:style-name="ce32" table:formula="of:=3.6+8.11" office:value-type="currency" office:currency="EUR" office:value="11.71" calcext:value-type="currency">
            <text:p>11,71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]+[.K3]+[.L3]" office:value-type="currency" office:currency="EUR" office:value="19.21" calcext:value-type="currency">
            <text:p>19,21 €</text:p>
          </table:table-cell>
          <table:table-cell table:style-name="ce32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8.39" calcext:value-type="currency">
            <text:p>8,39 €</text:p>
          </table:table-cell>
          <table:table-cell table:style-name="ce32" office:value-type="currency" office:currency="EUR" office:value="7.63" calcext:value-type="currency">
            <text:p>7,63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]+[.K4]+[.L4]" office:value-type="currency" office:currency="EUR" office:value="16.02" calcext:value-type="currency">
            <text:p>16,02 €</text:p>
          </table:table-cell>
          <table:table-cell table:style-name="ce32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58.55" calcext:value-type="currency">
            <text:p>58,55 €</text:p>
          </table:table-cell>
          <table:table-cell table:style-name="ce32" table:formula="of:=3.5+11.27" office:value-type="currency" office:currency="EUR" office:value="14.77" calcext:value-type="currency">
            <text:p>14,7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5]+[.K5]+[.L5]" office:value-type="currency" office:currency="EUR" office:value="73.32" calcext:value-type="currency">
            <text:p>73,32 €</text:p>
          </table:table-cell>
          <table:table-cell table:style-name="ce32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9.55" calcext:value-type="currency">
            <text:p>9,55 €</text:p>
          </table:table-cell>
          <table:table-cell table:style-name="ce32" table:formula="of:=4.15+11.5" office:value-type="currency" office:currency="EUR" office:value="15.65" calcext:value-type="currency">
            <text:p>15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6]+[.K6]+[.L6]" office:value-type="currency" office:currency="EUR" office:value="25.2" calcext:value-type="currency">
            <text:p>25,20 €</text:p>
          </table:table-cell>
          <table:table-cell table:style-name="ce32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6.3" calcext:value-type="currency">
            <text:p>6,3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7]+[.K7]+[.L7]" office:value-type="currency" office:currency="EUR" office:value="6.3" calcext:value-type="currency">
            <text:p>6,30 €</text:p>
          </table:table-cell>
          <table:table-cell table:style-name="ce32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99" calcext:value-type="currency">
            <text:p>15,9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8]+[.K8]+[.L8]" office:value-type="currency" office:currency="EUR" office:value="15.99" calcext:value-type="currency">
            <text:p>15,99 €</text:p>
          </table:table-cell>
          <table:table-cell table:style-name="ce32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office:value-type="currency" office:currency="EUR" office:value="0.4" calcext:value-type="currency">
            <text:p>0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9]+[.K9]+[.L9]" office:value-type="currency" office:currency="EUR" office:value="7.95" calcext:value-type="currency">
            <text:p>7,95 €</text:p>
          </table:table-cell>
          <table:table-cell table:style-name="ce32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table:formula="of:=9.13+7.47" office:value-type="currency" office:currency="EUR" office:value="16.6" calcext:value-type="currency">
            <text:p>16,6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0]+[.K10]+[.L10]" office:value-type="currency" office:currency="EUR" office:value="24.15" calcext:value-type="currency">
            <text:p>24,15 €</text:p>
          </table:table-cell>
          <table:table-cell table:style-name="ce32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0" calcext:value-type="currency">
            <text:p>10,0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11]+[.K11]+[.L11]" office:value-type="currency" office:currency="EUR" office:value="10" calcext:value-type="currency">
            <text:p>10,00 €</text:p>
          </table:table-cell>
          <table:table-cell table:style-name="ce32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0.49" calcext:value-type="currency">
            <text:p>20,49 €</text:p>
          </table:table-cell>
          <table:table-cell table:style-name="ce32" office:value-type="currency" office:currency="EUR" office:value="12.5" calcext:value-type="currency">
            <text:p>12,50 €</text:p>
          </table:table-cell>
          <table:table-cell table:style-name="ce32" table:formula="of:=[.J12]+[.K12]+[.L12]" office:value-type="currency" office:currency="EUR" office:value="32.99" calcext:value-type="currency">
            <text:p>32,99 €</text:p>
          </table:table-cell>
          <table:table-cell table:style-name="ce32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5.3" calcext:value-type="currency">
            <text:p>5,30 €</text:p>
          </table:table-cell>
          <table:table-cell table:style-name="ce32" office:value-type="currency" office:currency="EUR" office:value="9" calcext:value-type="currency">
            <text:p>9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3]+[.K13]+[.L13]" office:value-type="currency" office:currency="EUR" office:value="14.3" calcext:value-type="currency">
            <text:p>14,30 €</text:p>
          </table:table-cell>
          <table:table-cell table:style-name="ce32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4.55" calcext:value-type="currency">
            <text:p>14,55 €</text:p>
          </table:table-cell>
          <table:table-cell table:style-name="ce32" office:value-type="currency" office:currency="EUR" office:value="22.5" calcext:value-type="currency">
            <text:p>22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4]+[.K14]+[.L14]" office:value-type="currency" office:currency="EUR" office:value="37.05" calcext:value-type="currency">
            <text:p>37,05 €</text:p>
          </table:table-cell>
          <table:table-cell table:style-name="ce32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48" calcext:value-type="currency">
            <text:p>15,48 €</text:p>
          </table:table-cell>
          <table:table-cell table:style-name="ce32" office:value-type="currency" office:currency="EUR" office:value="7.8" calcext:value-type="currency">
            <text:p>7,80 €</text:p>
          </table:table-cell>
          <table:table-cell table:style-name="ce32" table:formula="of:=[.J15]+[.K15]+[.L15]" office:value-type="currency" office:currency="EUR" office:value="23.28" calcext:value-type="currency">
            <text:p>23,28 €</text:p>
          </table:table-cell>
          <table:table-cell table:style-name="ce32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0.4+5.5" office:value-type="currency" office:currency="EUR" office:value="5.9" calcext:value-type="currency">
            <text:p>5,9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6]+[.K16]+[.L16]" office:value-type="currency" office:currency="EUR" office:value="5.9" calcext:value-type="currency">
            <text:p>5,90 €</text:p>
          </table:table-cell>
          <table:table-cell table:style-name="ce32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office:value-type="currency" office:currency="EUR" office:value="14.8" calcext:value-type="currency">
            <text:p>14,80 €</text:p>
          </table:table-cell>
          <table:table-cell table:style-name="ce32" office:value-type="currency" office:currency="EUR" office:value="19.99" calcext:value-type="currency">
            <text:p>19,99 €</text:p>
          </table:table-cell>
          <table:table-cell table:style-name="ce32" table:formula="of:=[.J17]+[.K17]+[.L17]" office:value-type="currency" office:currency="EUR" office:value="79.79" calcext:value-type="currency">
            <text:p>79,79 €</text:p>
          </table:table-cell>
          <table:table-cell table:style-name="ce32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8]+[.K18]+[.L18]" office:value-type="currency" office:currency="EUR" office:value="0" calcext:value-type="currency">
            <text:p>0,00 €</text:p>
          </table:table-cell>
          <table:table-cell table:style-name="ce32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9]+[.K19]+[.L19]" office:value-type="currency" office:currency="EUR" office:value="0" calcext:value-type="currency">
            <text:p>0,00 €</text:p>
          </table:table-cell>
          <table:table-cell table:style-name="ce32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0]+[.K20]+[.L20]" office:value-type="currency" office:currency="EUR" office:value="0" calcext:value-type="currency">
            <text:p>0,00 €</text:p>
          </table:table-cell>
          <table:table-cell table:style-name="ce32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1]+[.K21]+[.L21]" office:value-type="currency" office:currency="EUR" office:value="0" calcext:value-type="currency">
            <text:p>0,00 €</text:p>
          </table:table-cell>
          <table:table-cell table:style-name="ce32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2]+[.K22]+[.L22]" office:value-type="currency" office:currency="EUR" office:value="0" calcext:value-type="currency">
            <text:p>0,00 €</text:p>
          </table:table-cell>
          <table:table-cell table:style-name="ce32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27" calcext:value-type="currency">
            <text:p>27,00 €</text:p>
          </table:table-cell>
          <table:table-cell table:style-name="ce32" office:value-type="currency" office:currency="EUR" office:value="10.04" calcext:value-type="currency">
            <text:p>10,0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3]+[.K23]+[.L23]" office:value-type="currency" office:currency="EUR" office:value="37.04" calcext:value-type="currency">
            <text:p>37,04 €</text:p>
          </table:table-cell>
          <table:table-cell table:style-name="ce32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6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office:value-type="currency" office:currency="EUR" office:value="4.69" calcext:value-type="currency">
            <text:p>4,6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4]+[.K24]+[.L24]" office:value-type="currency" office:currency="EUR" office:value="27.54" calcext:value-type="currency">
            <text:p>27,54 €</text:p>
          </table:table-cell>
          <table:table-cell table:style-name="ce32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6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table:formula="of:=11.5+11.15" office:value-type="currency" office:currency="EUR" office:value="22.65" calcext:value-type="currency">
            <text:p>22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5]+[.K25]+[.L25]" office:value-type="currency" office:currency="EUR" office:value="45.5" calcext:value-type="currency">
            <text:p>45,50 €</text:p>
          </table:table-cell>
          <table:table-cell table:style-name="ce32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5.5" calcext:value-type="currency">
            <text:p>5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6]+[.K26]+[.L26]" office:value-type="currency" office:currency="EUR" office:value="17.2" calcext:value-type="currency">
            <text:p>17,20 €</text:p>
          </table:table-cell>
          <table:table-cell table:style-name="ce32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7.54" calcext:value-type="currency">
            <text:p>7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7]+[.K27]+[.L27]" office:value-type="currency" office:currency="EUR" office:value="19.24" calcext:value-type="currency">
            <text:p>19,24 €</text:p>
          </table:table-cell>
          <table:table-cell table:style-name="ce32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8]+[.K28]+[.L28]" office:value-type="currency" office:currency="EUR" office:value="0" calcext:value-type="currency">
            <text:p>0,00 €</text:p>
          </table:table-cell>
          <table:table-cell table:style-name="ce32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.2" calcext:value-type="currency">
            <text:p>2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9]+[.K29]+[.L29]" office:value-type="currency" office:currency="EUR" office:value="2.2" calcext:value-type="currency">
            <text:p>2,20 €</text:p>
          </table:table-cell>
          <table:table-cell table:style-name="ce32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6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" calcext:value-type="currency">
            <text:p>42,30 €</text:p>
          </table:table-cell>
          <table:table-cell table:style-name="ce32" table:formula="of:=2.2+6" office:value-type="currency" office:currency="EUR" office:value="8.2" calcext:value-type="currency">
            <text:p>8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0]+[.K30]+[.L30]" office:value-type="currency" office:currency="EUR" office:value="50.5" calcext:value-type="currency">
            <text:p>50,50 €</text:p>
          </table:table-cell>
          <table:table-cell table:style-name="ce32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1" calcext:value-type="currency">
            <text:p>42,31 €</text:p>
          </table:table-cell>
          <table:table-cell table:style-name="ce32" table:formula="of:=3.5+12.5+15+12.54" office:value-type="currency" office:currency="EUR" office:value="43.54" calcext:value-type="currency">
            <text:p>43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1]+[.K31]+[.L31]" office:value-type="currency" office:currency="EUR" office:value="85.85" calcext:value-type="currency">
            <text:p>85,85 €</text:p>
          </table:table-cell>
          <table:table-cell table:style-name="ce32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6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4.5" calcext:value-type="currency">
            <text:p>4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2]+[.K32]+[.L32]" office:value-type="currency" office:currency="EUR" office:value="4.5" calcext:value-type="currency">
            <text:p>4,50 €</text:p>
          </table:table-cell>
          <table:table-cell table:style-name="ce32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6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3]+[.K33]+[.L33]" office:value-type="currency" office:currency="EUR" office:value="0" calcext:value-type="currency">
            <text:p>0,00 €</text:p>
          </table:table-cell>
          <table:table-cell table:style-name="ce32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6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1" calcext:value-type="currency">
            <text:p>41,00 €</text:p>
          </table:table-cell>
          <table:table-cell table:style-name="ce32" table:formula="of:=15.9+2.2" office:value-type="currency" office:currency="EUR" office:value="18.1" calcext:value-type="currency">
            <text:p>18,1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4]+[.K34]+[.L34]" office:value-type="currency" office:currency="EUR" office:value="59.1" calcext:value-type="currency">
            <text:p>59,10 €</text:p>
          </table:table-cell>
          <table:table-cell table:style-name="ce32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6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1.95+12" office:value-type="currency" office:currency="EUR" office:value="13.95" calcext:value-type="currency">
            <text:p>13,9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5]+[.K35]+[.L35]" office:value-type="currency" office:currency="EUR" office:value="13.95" calcext:value-type="currency">
            <text:p>13,95 €</text:p>
          </table:table-cell>
          <table:table-cell table:style-name="ce32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6]+[.K36]+[.L36]" office:value-type="currency" office:currency="EUR" office:value="0" calcext:value-type="currency">
            <text:p>0,00 €</text:p>
          </table:table-cell>
          <table:table-cell table:style-name="ce32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6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7]+[.K37]+[.L37]" office:value-type="currency" office:currency="EUR" office:value="0" calcext:value-type="currency">
            <text:p>0,00 €</text:p>
          </table:table-cell>
          <table:table-cell table:style-name="ce32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17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6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8]+[.K38]+[.L38]" office:value-type="currency" office:currency="EUR" office:value="0" calcext:value-type="currency">
            <text:p>0,00 €</text:p>
          </table:table-cell>
          <table:table-cell table:style-name="ce32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6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" calcext:value-type="currency">
            <text:p>1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9]+[.K39]+[.L39]" office:value-type="currency" office:currency="EUR" office:value="1" calcext:value-type="currency">
            <text:p>1,00 €</text:p>
          </table:table-cell>
          <table:table-cell table:style-name="ce32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17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6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" calcext:value-type="currency">
            <text:p>2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0]+[.K40]+[.L40]" office:value-type="currency" office:currency="EUR" office:value="2" calcext:value-type="currency">
            <text:p>2,00 €</text:p>
          </table:table-cell>
          <table:table-cell table:style-name="ce32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17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6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table:formula="of:=12.88" office:value-type="currency" office:currency="EUR" office:value="12.88" calcext:value-type="currency">
            <text:p>12,88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1]+[.K41]+[.L41]" office:value-type="currency" office:currency="EUR" office:value="57.88" calcext:value-type="currency">
            <text:p>57,88 €</text:p>
          </table:table-cell>
          <table:table-cell table:style-name="ce32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6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3.2" calcext:value-type="currency">
            <text:p>43,20 €</text:p>
          </table:table-cell>
          <table:table-cell table:style-name="ce32" office:value-type="currency" office:currency="EUR" office:value="16.4" calcext:value-type="currency">
            <text:p>16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2]+[.K42]+[.L42]" office:value-type="currency" office:currency="EUR" office:value="59.6" calcext:value-type="currency">
            <text:p>59,60 €</text:p>
          </table:table-cell>
          <table:table-cell table:style-name="ce32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6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4" calcext:value-type="currency">
            <text:p>44,00 €</text:p>
          </table:table-cell>
          <table:table-cell table:style-name="ce32" table:formula="of:=7.47" office:value-type="currency" office:currency="EUR" office:value="7.47" calcext:value-type="currency">
            <text:p>7,4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3]+[.K43]+[.L43]" office:value-type="currency" office:currency="EUR" office:value="51.47" calcext:value-type="currency">
            <text:p>51,47 €</text:p>
          </table:table-cell>
          <table:table-cell table:style-name="ce32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17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6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style-name="ce32" table:formula="of:=[.J44]+[.K44]+[.L44]" office:value-type="currency" office:currency="EUR" office:value="2.4" calcext:value-type="currency">
            <text:p>2,40 €</text:p>
          </table:table-cell>
          <table:table-cell table:style-name="ce32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6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2" table:formula="of:=[.J45]+[.K45]+[.L45]" office:value-type="currency" office:currency="EUR" office:value="0" calcext:value-type="currency">
            <text:p>0,00 €</text:p>
          </table:table-cell>
          <table:table-cell table:style-name="ce32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6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6]+[.K46]+[.L46]" office:value-type="currency" office:currency="EUR" office:value="0" calcext:value-type="currency">
            <text:p>0,00 €</text:p>
          </table:table-cell>
          <table:table-cell table:style-name="ce32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6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7]+[.K47]+[.L47]" office:value-type="currency" office:currency="EUR" office:value="0" calcext:value-type="currency">
            <text:p>0,00 €</text:p>
          </table:table-cell>
          <table:table-cell table:style-name="ce32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6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8]+[.K48]+[.L48]" office:value-type="currency" office:currency="EUR" office:value="0" calcext:value-type="currency">
            <text:p>0,00 €</text:p>
          </table:table-cell>
          <table:table-cell table:style-name="ce32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6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9]+[.K49]+[.L49]" office:value-type="currency" office:currency="EUR" office:value="0" calcext:value-type="currency">
            <text:p>0,00 €</text:p>
          </table:table-cell>
          <table:table-cell table:style-name="ce32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2" table:formula="of:=[.J50]+[.K50]+[.L50]" office:value-type="currency" office:currency="EUR" office:value="2" calcext:value-type="currency">
            <text:p>2,00 €</text:p>
          </table:table-cell>
          <table:table-cell table:style-name="ce32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1]+[.K51]+[.L51]" office:value-type="currency" office:currency="EUR" office:value="0" calcext:value-type="currency">
            <text:p>0,00 €</text:p>
          </table:table-cell>
          <table:table-cell table:style-name="ce32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6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2]+[.K52]+[.L52]" office:value-type="currency" office:currency="EUR" office:value="0" calcext:value-type="currency">
            <text:p>0,00 €</text:p>
          </table:table-cell>
          <table:table-cell table:style-name="ce32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6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3]+[.K53]+[.L53]" office:value-type="currency" office:currency="EUR" office:value="0" calcext:value-type="currency">
            <text:p>0,00 €</text:p>
          </table:table-cell>
          <table:table-cell table:style-name="ce32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6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4]+[.K54]+[.L54]" office:value-type="currency" office:currency="EUR" office:value="0" calcext:value-type="currency">
            <text:p>0,00 €</text:p>
          </table:table-cell>
          <table:table-cell table:style-name="ce32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6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5]+[.K55]+[.L55]" office:value-type="currency" office:currency="EUR" office:value="0" calcext:value-type="currency">
            <text:p>0,00 €</text:p>
          </table:table-cell>
          <table:table-cell table:style-name="ce32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6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6]+[.K56]+[.L56]" office:value-type="currency" office:currency="EUR" office:value="0" calcext:value-type="currency">
            <text:p>0,00 €</text:p>
          </table:table-cell>
          <table:table-cell table:style-name="ce32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6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float" office:value="25" calcext:value-type="float">
            <text:p>25</text:p>
          </table:table-cell>
          <table:table-cell table:formula="of:=1.2+2" office:value-type="float" office:value="3.2" calcext:value-type="float">
            <text:p>3,2</text:p>
          </table:table-cell>
          <table:table-cell/>
          <table:table-cell table:style-name="ce32" table:formula="of:=[.J57]+[.K57]+[.L57]" office:value-type="currency" office:currency="EUR" office:value="28.2" calcext:value-type="currency">
            <text:p>28,20 €</text:p>
          </table:table-cell>
          <table:table-cell table:style-name="ce32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6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float" office:value="45" calcext:value-type="float">
            <text:p>45</text:p>
          </table:table-cell>
          <table:table-cell table:formula="of:=5.5+6.66" office:value-type="float" office:value="12.16" calcext:value-type="float">
            <text:p>12,16</text:p>
          </table:table-cell>
          <table:table-cell/>
          <table:table-cell table:style-name="ce32" table:formula="of:=[.J58]+[.K58]+[.L58]" office:value-type="currency" office:currency="EUR" office:value="57.16" calcext:value-type="currency">
            <text:p>57,16 €</text:p>
          </table:table-cell>
          <table:table-cell table:style-name="ce32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6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float" office:value="27" calcext:value-type="float">
            <text:p>27</text:p>
          </table:table-cell>
          <table:table-cell table:formula="of:=10.5+12.53+13.6" office:value-type="float" office:value="36.63" calcext:value-type="float">
            <text:p>36,63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32" table:formula="of:=[.J59]+[.K59]+[.L59]" office:value-type="currency" office:currency="EUR" office:value="73.51" calcext:value-type="currency">
            <text:p>73,51 €</text:p>
          </table:table-cell>
          <table:table-cell table:style-name="ce32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6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float" office:value="10" calcext:value-type="float">
            <text:p>10</text:p>
          </table:table-cell>
          <table:table-cell table:formula="of:=2.5+10" office:value-type="float" office:value="12.5" calcext:value-type="float">
            <text:p>12,5</text:p>
          </table:table-cell>
          <table:table-cell/>
          <table:table-cell table:style-name="ce32" table:formula="of:=[.J60]+[.K60]+[.L60]" office:value-type="currency" office:currency="EUR" office:value="22.5" calcext:value-type="currency">
            <text:p>22,50 €</text:p>
          </table:table-cell>
          <table:table-cell table:style-name="ce32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6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float" office:value="12" calcext:value-type="float">
            <text:p>12</text:p>
          </table:table-cell>
          <table:table-cell table:formula="of:=1.5+13.3" office:value-type="float" office:value="14.8" calcext:value-type="float">
            <text:p>14,8</text:p>
          </table:table-cell>
          <table:table-cell/>
          <table:table-cell table:style-name="ce32" table:formula="of:=[.J61]+[.K61]+[.L61]" office:value-type="currency" office:currency="EUR" office:value="26.8" calcext:value-type="currency">
            <text:p>26,80 €</text:p>
          </table:table-cell>
          <table:table-cell table:style-name="ce32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6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float" office:value="9" calcext:value-type="float">
            <text:p>9</text:p>
          </table:table-cell>
          <table:table-cell table:formula="of:=10.28+13" office:value-type="float" office:value="23.28" calcext:value-type="float">
            <text:p>23,28</text:p>
          </table:table-cell>
          <table:table-cell/>
          <table:table-cell table:style-name="ce32" table:formula="of:=[.J62]+[.K62]+[.L62]" office:value-type="currency" office:currency="EUR" office:value="32.28" calcext:value-type="currency">
            <text:p>32,28 €</text:p>
          </table:table-cell>
          <table:table-cell table:style-name="ce32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6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table:number-columns-repeated="2"/>
          <table:table-cell table:formula="of:=[.F62]+[.E63]" office:value-type="float" office:value="3439" calcext:value-type="float">
            <text:p>3439</text:p>
          </table:table-cell>
          <table:table-cell/>
          <table:table-cell table:formula="of:=[.H62]+[.G63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63]+[.K63]+[.L63]" office:value-type="currency" office:currency="EUR" office:value="0" calcext:value-type="currency">
            <text:p>0,00 €</text:p>
          </table:table-cell>
          <table:table-cell table:style-name="ce32" table:formula="of:=[.N62]+[.M63]" office:value-type="currency" office:currency="EUR" office:value="1181.57" calcext:value-type="currency">
            <text:p>1 181,57 €</text:p>
          </table:table-cell>
          <table:table-cell table:style-name="ce33" table:formula="of:=[.A63]*budgetjour-[.N63]" office:value-type="currency" office:currency="EUR" office:value="678.43" calcext:value-type="currency">
            <text:p>678,43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6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3439" calcext:value-type="float">
            <text:p>3439</text:p>
          </table:table-cell>
          <table:table-cell/>
          <table:table-cell table:formula="of:=[.H63]+[.G64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64]+[.K64]+[.L64]" office:value-type="currency" office:currency="EUR" office:value="0" calcext:value-type="currency">
            <text:p>0,00 €</text:p>
          </table:table-cell>
          <table:table-cell table:style-name="ce32" table:formula="of:=[.N63]+[.M64]" office:value-type="currency" office:currency="EUR" office:value="1181.57" calcext:value-type="currency">
            <text:p>1 181,57 €</text:p>
          </table:table-cell>
          <table:table-cell table:style-name="ce33" table:formula="of:=[.A64]*budgetjour-[.N64]" office:value-type="currency" office:currency="EUR" office:value="708.43" calcext:value-type="currency">
            <text:p>708,43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6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3439" calcext:value-type="float">
            <text:p>3439</text:p>
          </table:table-cell>
          <table:table-cell/>
          <table:table-cell table:formula="of:=[.H64]+[.G65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65]+[.K65]+[.L65]" office:value-type="currency" office:currency="EUR" office:value="0" calcext:value-type="currency">
            <text:p>0,00 €</text:p>
          </table:table-cell>
          <table:table-cell table:style-name="ce32" table:formula="of:=[.N64]+[.M65]" office:value-type="currency" office:currency="EUR" office:value="1181.57" calcext:value-type="currency">
            <text:p>1 181,57 €</text:p>
          </table:table-cell>
          <table:table-cell table:style-name="ce33" table:formula="of:=[.A65]*budgetjour-[.N65]" office:value-type="currency" office:currency="EUR" office:value="738.43" calcext:value-type="currency">
            <text:p>738,43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6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3439" calcext:value-type="float">
            <text:p>3439</text:p>
          </table:table-cell>
          <table:table-cell/>
          <table:table-cell table:formula="of:=[.H65]+[.G66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66]+[.K66]+[.L66]" office:value-type="currency" office:currency="EUR" office:value="0" calcext:value-type="currency">
            <text:p>0,00 €</text:p>
          </table:table-cell>
          <table:table-cell table:style-name="ce32" table:formula="of:=[.N65]+[.M66]" office:value-type="currency" office:currency="EUR" office:value="1181.57" calcext:value-type="currency">
            <text:p>1 181,57 €</text:p>
          </table:table-cell>
          <table:table-cell table:style-name="ce33" table:formula="of:=[.A66]*budgetjour-[.N66]" office:value-type="currency" office:currency="EUR" office:value="768.43" calcext:value-type="currency">
            <text:p>768,43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6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3439" calcext:value-type="float">
            <text:p>3439</text:p>
          </table:table-cell>
          <table:table-cell/>
          <table:table-cell table:formula="of:=[.H66]+[.G67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67]+[.K67]+[.L67]" office:value-type="currency" office:currency="EUR" office:value="0" calcext:value-type="currency">
            <text:p>0,00 €</text:p>
          </table:table-cell>
          <table:table-cell table:style-name="ce32" table:formula="of:=[.N66]+[.M67]" office:value-type="currency" office:currency="EUR" office:value="1181.57" calcext:value-type="currency">
            <text:p>1 181,57 €</text:p>
          </table:table-cell>
          <table:table-cell table:style-name="ce33" table:formula="of:=[.A67]*budgetjour-[.N67]" office:value-type="currency" office:currency="EUR" office:value="798.43" calcext:value-type="currency">
            <text:p>798,43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6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3439" calcext:value-type="float">
            <text:p>3439</text:p>
          </table:table-cell>
          <table:table-cell/>
          <table:table-cell table:formula="of:=[.H67]+[.G68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68]+[.K68]+[.L68]" office:value-type="currency" office:currency="EUR" office:value="0" calcext:value-type="currency">
            <text:p>0,00 €</text:p>
          </table:table-cell>
          <table:table-cell table:style-name="ce32" table:formula="of:=[.N67]+[.M68]" office:value-type="currency" office:currency="EUR" office:value="1181.57" calcext:value-type="currency">
            <text:p>1 181,57 €</text:p>
          </table:table-cell>
          <table:table-cell table:style-name="ce33" table:formula="of:=[.A68]*budgetjour-[.N68]" office:value-type="currency" office:currency="EUR" office:value="828.43" calcext:value-type="currency">
            <text:p>828,43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6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439" calcext:value-type="float">
            <text:p>3439</text:p>
          </table:table-cell>
          <table:table-cell/>
          <table:table-cell table:formula="of:=[.H68]+[.G69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69]+[.K69]+[.L69]" office:value-type="currency" office:currency="EUR" office:value="0" calcext:value-type="currency">
            <text:p>0,00 €</text:p>
          </table:table-cell>
          <table:table-cell table:style-name="ce32" table:formula="of:=[.N68]+[.M69]" office:value-type="currency" office:currency="EUR" office:value="1181.57" calcext:value-type="currency">
            <text:p>1 181,57 €</text:p>
          </table:table-cell>
          <table:table-cell table:style-name="ce33" table:formula="of:=[.A69]*budgetjour-[.N69]" office:value-type="currency" office:currency="EUR" office:value="858.43" calcext:value-type="currency">
            <text:p>858,43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6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439" calcext:value-type="float">
            <text:p>3439</text:p>
          </table:table-cell>
          <table:table-cell/>
          <table:table-cell table:formula="of:=[.H69]+[.G70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70]+[.K70]+[.L70]" office:value-type="currency" office:currency="EUR" office:value="0" calcext:value-type="currency">
            <text:p>0,00 €</text:p>
          </table:table-cell>
          <table:table-cell table:style-name="ce32" table:formula="of:=[.N69]+[.M70]" office:value-type="currency" office:currency="EUR" office:value="1181.57" calcext:value-type="currency">
            <text:p>1 181,57 €</text:p>
          </table:table-cell>
          <table:table-cell table:style-name="ce33" table:formula="of:=[.A70]*budgetjour-[.N70]" office:value-type="currency" office:currency="EUR" office:value="888.43" calcext:value-type="currency">
            <text:p>888,43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6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439" calcext:value-type="float">
            <text:p>3439</text:p>
          </table:table-cell>
          <table:table-cell/>
          <table:table-cell table:formula="of:=[.H70]+[.G71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71]+[.K71]+[.L71]" office:value-type="currency" office:currency="EUR" office:value="0" calcext:value-type="currency">
            <text:p>0,00 €</text:p>
          </table:table-cell>
          <table:table-cell table:style-name="ce32" table:formula="of:=[.N70]+[.M71]" office:value-type="currency" office:currency="EUR" office:value="1181.57" calcext:value-type="currency">
            <text:p>1 181,57 €</text:p>
          </table:table-cell>
          <table:table-cell table:style-name="ce33" table:formula="of:=[.A71]*budgetjour-[.N71]" office:value-type="currency" office:currency="EUR" office:value="918.43" calcext:value-type="currency">
            <text:p>918,43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6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439" calcext:value-type="float">
            <text:p>3439</text:p>
          </table:table-cell>
          <table:table-cell/>
          <table:table-cell table:formula="of:=[.H71]+[.G72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72]+[.K72]+[.L72]" office:value-type="currency" office:currency="EUR" office:value="0" calcext:value-type="currency">
            <text:p>0,00 €</text:p>
          </table:table-cell>
          <table:table-cell table:style-name="ce32" table:formula="of:=[.N71]+[.M72]" office:value-type="currency" office:currency="EUR" office:value="1181.57" calcext:value-type="currency">
            <text:p>1 181,57 €</text:p>
          </table:table-cell>
          <table:table-cell table:style-name="ce33" table:formula="of:=[.A72]*budgetjour-[.N72]" office:value-type="currency" office:currency="EUR" office:value="948.43" calcext:value-type="currency">
            <text:p>948,43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6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439" calcext:value-type="float">
            <text:p>3439</text:p>
          </table:table-cell>
          <table:table-cell/>
          <table:table-cell table:formula="of:=[.H72]+[.G73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73]+[.K73]+[.L73]" office:value-type="currency" office:currency="EUR" office:value="0" calcext:value-type="currency">
            <text:p>0,00 €</text:p>
          </table:table-cell>
          <table:table-cell table:style-name="ce32" table:formula="of:=[.N72]+[.M73]" office:value-type="currency" office:currency="EUR" office:value="1181.57" calcext:value-type="currency">
            <text:p>1 181,57 €</text:p>
          </table:table-cell>
          <table:table-cell table:style-name="ce33" table:formula="of:=[.A73]*budgetjour-[.N73]" office:value-type="currency" office:currency="EUR" office:value="978.43" calcext:value-type="currency">
            <text:p>978,43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6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439" calcext:value-type="float">
            <text:p>3439</text:p>
          </table:table-cell>
          <table:table-cell/>
          <table:table-cell table:formula="of:=[.H73]+[.G74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74]+[.K74]+[.L74]" office:value-type="currency" office:currency="EUR" office:value="0" calcext:value-type="currency">
            <text:p>0,00 €</text:p>
          </table:table-cell>
          <table:table-cell table:style-name="ce32" table:formula="of:=[.N73]+[.M74]" office:value-type="currency" office:currency="EUR" office:value="1181.57" calcext:value-type="currency">
            <text:p>1 181,57 €</text:p>
          </table:table-cell>
          <table:table-cell table:style-name="ce33" table:formula="of:=[.A74]*budgetjour-[.N74]" office:value-type="currency" office:currency="EUR" office:value="1008.43" calcext:value-type="currency">
            <text:p>1 008,43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6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439" calcext:value-type="float">
            <text:p>3439</text:p>
          </table:table-cell>
          <table:table-cell/>
          <table:table-cell table:formula="of:=[.H74]+[.G75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75]+[.K75]+[.L75]" office:value-type="currency" office:currency="EUR" office:value="0" calcext:value-type="currency">
            <text:p>0,00 €</text:p>
          </table:table-cell>
          <table:table-cell table:style-name="ce32" table:formula="of:=[.N74]+[.M75]" office:value-type="currency" office:currency="EUR" office:value="1181.57" calcext:value-type="currency">
            <text:p>1 181,57 €</text:p>
          </table:table-cell>
          <table:table-cell table:style-name="ce33" table:formula="of:=[.A75]*budgetjour-[.N75]" office:value-type="currency" office:currency="EUR" office:value="1038.43" calcext:value-type="currency">
            <text:p>1 038,43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6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439" calcext:value-type="float">
            <text:p>3439</text:p>
          </table:table-cell>
          <table:table-cell/>
          <table:table-cell table:formula="of:=[.H75]+[.G76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76]+[.K76]+[.L76]" office:value-type="currency" office:currency="EUR" office:value="0" calcext:value-type="currency">
            <text:p>0,00 €</text:p>
          </table:table-cell>
          <table:table-cell table:style-name="ce32" table:formula="of:=[.N75]+[.M76]" office:value-type="currency" office:currency="EUR" office:value="1181.57" calcext:value-type="currency">
            <text:p>1 181,57 €</text:p>
          </table:table-cell>
          <table:table-cell table:style-name="ce33" table:formula="of:=[.A76]*budgetjour-[.N76]" office:value-type="currency" office:currency="EUR" office:value="1068.43" calcext:value-type="currency">
            <text:p>1 068,43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6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439" calcext:value-type="float">
            <text:p>3439</text:p>
          </table:table-cell>
          <table:table-cell/>
          <table:table-cell table:formula="of:=[.H76]+[.G77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77]+[.K77]+[.L77]" office:value-type="currency" office:currency="EUR" office:value="0" calcext:value-type="currency">
            <text:p>0,00 €</text:p>
          </table:table-cell>
          <table:table-cell table:style-name="ce32" table:formula="of:=[.N76]+[.M77]" office:value-type="currency" office:currency="EUR" office:value="1181.57" calcext:value-type="currency">
            <text:p>1 181,57 €</text:p>
          </table:table-cell>
          <table:table-cell table:style-name="ce33" table:formula="of:=[.A77]*budgetjour-[.N77]" office:value-type="currency" office:currency="EUR" office:value="1098.43" calcext:value-type="currency">
            <text:p>1 098,43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6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439" calcext:value-type="float">
            <text:p>3439</text:p>
          </table:table-cell>
          <table:table-cell/>
          <table:table-cell table:formula="of:=[.H77]+[.G78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78]+[.K78]+[.L78]" office:value-type="currency" office:currency="EUR" office:value="0" calcext:value-type="currency">
            <text:p>0,00 €</text:p>
          </table:table-cell>
          <table:table-cell table:style-name="ce32" table:formula="of:=[.N77]+[.M78]" office:value-type="currency" office:currency="EUR" office:value="1181.57" calcext:value-type="currency">
            <text:p>1 181,57 €</text:p>
          </table:table-cell>
          <table:table-cell table:style-name="ce33" table:formula="of:=[.A78]*budgetjour-[.N78]" office:value-type="currency" office:currency="EUR" office:value="1128.43" calcext:value-type="currency">
            <text:p>1 128,43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6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439" calcext:value-type="float">
            <text:p>3439</text:p>
          </table:table-cell>
          <table:table-cell/>
          <table:table-cell table:formula="of:=[.H78]+[.G79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79]+[.K79]+[.L79]" office:value-type="currency" office:currency="EUR" office:value="0" calcext:value-type="currency">
            <text:p>0,00 €</text:p>
          </table:table-cell>
          <table:table-cell table:style-name="ce32" table:formula="of:=[.N78]+[.M79]" office:value-type="currency" office:currency="EUR" office:value="1181.57" calcext:value-type="currency">
            <text:p>1 181,57 €</text:p>
          </table:table-cell>
          <table:table-cell table:style-name="ce33" table:formula="of:=[.A79]*budgetjour-[.N79]" office:value-type="currency" office:currency="EUR" office:value="1158.43" calcext:value-type="currency">
            <text:p>1 158,43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6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439" calcext:value-type="float">
            <text:p>3439</text:p>
          </table:table-cell>
          <table:table-cell/>
          <table:table-cell table:formula="of:=[.H79]+[.G80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80]+[.K80]+[.L80]" office:value-type="currency" office:currency="EUR" office:value="0" calcext:value-type="currency">
            <text:p>0,00 €</text:p>
          </table:table-cell>
          <table:table-cell table:style-name="ce32" table:formula="of:=[.N79]+[.M80]" office:value-type="currency" office:currency="EUR" office:value="1181.57" calcext:value-type="currency">
            <text:p>1 181,57 €</text:p>
          </table:table-cell>
          <table:table-cell table:style-name="ce33" table:formula="of:=[.A80]*budgetjour-[.N80]" office:value-type="currency" office:currency="EUR" office:value="1188.43" calcext:value-type="currency">
            <text:p>1 188,43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6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439" calcext:value-type="float">
            <text:p>3439</text:p>
          </table:table-cell>
          <table:table-cell/>
          <table:table-cell table:formula="of:=[.H80]+[.G81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81]+[.K81]+[.L81]" office:value-type="currency" office:currency="EUR" office:value="0" calcext:value-type="currency">
            <text:p>0,00 €</text:p>
          </table:table-cell>
          <table:table-cell table:style-name="ce32" table:formula="of:=[.N80]+[.M81]" office:value-type="currency" office:currency="EUR" office:value="1181.57" calcext:value-type="currency">
            <text:p>1 181,57 €</text:p>
          </table:table-cell>
          <table:table-cell table:style-name="ce33" table:formula="of:=[.A81]*budgetjour-[.N81]" office:value-type="currency" office:currency="EUR" office:value="1218.43" calcext:value-type="currency">
            <text:p>1 218,43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6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439" calcext:value-type="float">
            <text:p>3439</text:p>
          </table:table-cell>
          <table:table-cell/>
          <table:table-cell table:formula="of:=[.H81]+[.G82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82]+[.K82]+[.L82]" office:value-type="currency" office:currency="EUR" office:value="0" calcext:value-type="currency">
            <text:p>0,00 €</text:p>
          </table:table-cell>
          <table:table-cell table:style-name="ce32" table:formula="of:=[.N81]+[.M82]" office:value-type="currency" office:currency="EUR" office:value="1181.57" calcext:value-type="currency">
            <text:p>1 181,57 €</text:p>
          </table:table-cell>
          <table:table-cell table:style-name="ce33" table:formula="of:=[.A82]*budgetjour-[.N82]" office:value-type="currency" office:currency="EUR" office:value="1248.43" calcext:value-type="currency">
            <text:p>1 248,43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6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439" calcext:value-type="float">
            <text:p>3439</text:p>
          </table:table-cell>
          <table:table-cell/>
          <table:table-cell table:formula="of:=[.H82]+[.G83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83]+[.K83]+[.L83]" office:value-type="currency" office:currency="EUR" office:value="0" calcext:value-type="currency">
            <text:p>0,00 €</text:p>
          </table:table-cell>
          <table:table-cell table:style-name="ce32" table:formula="of:=[.N82]+[.M83]" office:value-type="currency" office:currency="EUR" office:value="1181.57" calcext:value-type="currency">
            <text:p>1 181,57 €</text:p>
          </table:table-cell>
          <table:table-cell table:style-name="ce33" table:formula="of:=[.A83]*budgetjour-[.N83]" office:value-type="currency" office:currency="EUR" office:value="1278.43" calcext:value-type="currency">
            <text:p>1 278,43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6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439" calcext:value-type="float">
            <text:p>3439</text:p>
          </table:table-cell>
          <table:table-cell/>
          <table:table-cell table:formula="of:=[.H83]+[.G84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84]+[.K84]+[.L84]" office:value-type="currency" office:currency="EUR" office:value="0" calcext:value-type="currency">
            <text:p>0,00 €</text:p>
          </table:table-cell>
          <table:table-cell table:style-name="ce32" table:formula="of:=[.N83]+[.M84]" office:value-type="currency" office:currency="EUR" office:value="1181.57" calcext:value-type="currency">
            <text:p>1 181,57 €</text:p>
          </table:table-cell>
          <table:table-cell table:style-name="ce33" table:formula="of:=[.A84]*budgetjour-[.N84]" office:value-type="currency" office:currency="EUR" office:value="1308.43" calcext:value-type="currency">
            <text:p>1 308,43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6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439" calcext:value-type="float">
            <text:p>3439</text:p>
          </table:table-cell>
          <table:table-cell/>
          <table:table-cell table:formula="of:=[.H84]+[.G85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85]+[.K85]+[.L85]" office:value-type="currency" office:currency="EUR" office:value="0" calcext:value-type="currency">
            <text:p>0,00 €</text:p>
          </table:table-cell>
          <table:table-cell table:style-name="ce32" table:formula="of:=[.N84]+[.M85]" office:value-type="currency" office:currency="EUR" office:value="1181.57" calcext:value-type="currency">
            <text:p>1 181,57 €</text:p>
          </table:table-cell>
          <table:table-cell table:style-name="ce33" table:formula="of:=[.A85]*budgetjour-[.N85]" office:value-type="currency" office:currency="EUR" office:value="1338.43" calcext:value-type="currency">
            <text:p>1 338,43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6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3439" calcext:value-type="float">
            <text:p>3439</text:p>
          </table:table-cell>
          <table:table-cell/>
          <table:table-cell table:formula="of:=[.H85]+[.G86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86]+[.K86]+[.L86]" office:value-type="currency" office:currency="EUR" office:value="0" calcext:value-type="currency">
            <text:p>0,00 €</text:p>
          </table:table-cell>
          <table:table-cell table:style-name="ce32" table:formula="of:=[.N85]+[.M86]" office:value-type="currency" office:currency="EUR" office:value="1181.57" calcext:value-type="currency">
            <text:p>1 181,57 €</text:p>
          </table:table-cell>
          <table:table-cell table:style-name="ce33" table:formula="of:=[.A86]*budgetjour-[.N86]" office:value-type="currency" office:currency="EUR" office:value="1368.43" calcext:value-type="currency">
            <text:p>1 368,43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6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3439" calcext:value-type="float">
            <text:p>3439</text:p>
          </table:table-cell>
          <table:table-cell/>
          <table:table-cell table:formula="of:=[.H86]+[.G87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87]+[.K87]+[.L87]" office:value-type="currency" office:currency="EUR" office:value="0" calcext:value-type="currency">
            <text:p>0,00 €</text:p>
          </table:table-cell>
          <table:table-cell table:style-name="ce32" table:formula="of:=[.N86]+[.M87]" office:value-type="currency" office:currency="EUR" office:value="1181.57" calcext:value-type="currency">
            <text:p>1 181,57 €</text:p>
          </table:table-cell>
          <table:table-cell table:style-name="ce33" table:formula="of:=[.A87]*budgetjour-[.N87]" office:value-type="currency" office:currency="EUR" office:value="1398.43" calcext:value-type="currency">
            <text:p>1 398,43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6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3439" calcext:value-type="float">
            <text:p>3439</text:p>
          </table:table-cell>
          <table:table-cell/>
          <table:table-cell table:formula="of:=[.H87]+[.G88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88]+[.K88]+[.L88]" office:value-type="currency" office:currency="EUR" office:value="0" calcext:value-type="currency">
            <text:p>0,00 €</text:p>
          </table:table-cell>
          <table:table-cell table:style-name="ce32" table:formula="of:=[.N87]+[.M88]" office:value-type="currency" office:currency="EUR" office:value="1181.57" calcext:value-type="currency">
            <text:p>1 181,57 €</text:p>
          </table:table-cell>
          <table:table-cell table:style-name="ce33" table:formula="of:=[.A88]*budgetjour-[.N88]" office:value-type="currency" office:currency="EUR" office:value="1428.43" calcext:value-type="currency">
            <text:p>1 428,43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6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3439" calcext:value-type="float">
            <text:p>3439</text:p>
          </table:table-cell>
          <table:table-cell/>
          <table:table-cell table:formula="of:=[.H88]+[.G89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89]+[.K89]+[.L89]" office:value-type="currency" office:currency="EUR" office:value="0" calcext:value-type="currency">
            <text:p>0,00 €</text:p>
          </table:table-cell>
          <table:table-cell table:style-name="ce32" table:formula="of:=[.N88]+[.M89]" office:value-type="currency" office:currency="EUR" office:value="1181.57" calcext:value-type="currency">
            <text:p>1 181,57 €</text:p>
          </table:table-cell>
          <table:table-cell table:style-name="ce33" table:formula="of:=[.A89]*budgetjour-[.N89]" office:value-type="currency" office:currency="EUR" office:value="1458.43" calcext:value-type="currency">
            <text:p>1 458,43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6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3439" calcext:value-type="float">
            <text:p>3439</text:p>
          </table:table-cell>
          <table:table-cell/>
          <table:table-cell table:formula="of:=[.H89]+[.G90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90]+[.K90]+[.L90]" office:value-type="currency" office:currency="EUR" office:value="0" calcext:value-type="currency">
            <text:p>0,00 €</text:p>
          </table:table-cell>
          <table:table-cell table:style-name="ce32" table:formula="of:=[.N89]+[.M90]" office:value-type="currency" office:currency="EUR" office:value="1181.57" calcext:value-type="currency">
            <text:p>1 181,57 €</text:p>
          </table:table-cell>
          <table:table-cell table:style-name="ce33" table:formula="of:=[.A90]*budgetjour-[.N90]" office:value-type="currency" office:currency="EUR" office:value="1488.43" calcext:value-type="currency">
            <text:p>1 488,43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6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3439" calcext:value-type="float">
            <text:p>3439</text:p>
          </table:table-cell>
          <table:table-cell/>
          <table:table-cell table:formula="of:=[.H90]+[.G91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91]+[.K91]+[.L91]" office:value-type="currency" office:currency="EUR" office:value="0" calcext:value-type="currency">
            <text:p>0,00 €</text:p>
          </table:table-cell>
          <table:table-cell table:style-name="ce32" table:formula="of:=[.N90]+[.M91]" office:value-type="currency" office:currency="EUR" office:value="1181.57" calcext:value-type="currency">
            <text:p>1 181,57 €</text:p>
          </table:table-cell>
          <table:table-cell table:style-name="ce33" table:formula="of:=[.A91]*budgetjour-[.N91]" office:value-type="currency" office:currency="EUR" office:value="1518.43" calcext:value-type="currency">
            <text:p>1 518,43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6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3439" calcext:value-type="float">
            <text:p>3439</text:p>
          </table:table-cell>
          <table:table-cell/>
          <table:table-cell table:formula="of:=[.H91]+[.G92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92]+[.K92]+[.L92]" office:value-type="currency" office:currency="EUR" office:value="0" calcext:value-type="currency">
            <text:p>0,00 €</text:p>
          </table:table-cell>
          <table:table-cell table:style-name="ce32" table:formula="of:=[.N91]+[.M92]" office:value-type="currency" office:currency="EUR" office:value="1181.57" calcext:value-type="currency">
            <text:p>1 181,57 €</text:p>
          </table:table-cell>
          <table:table-cell table:style-name="ce33" table:formula="of:=[.A92]*budgetjour-[.N92]" office:value-type="currency" office:currency="EUR" office:value="1548.43" calcext:value-type="currency">
            <text:p>1 548,43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6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3439" calcext:value-type="float">
            <text:p>3439</text:p>
          </table:table-cell>
          <table:table-cell/>
          <table:table-cell table:formula="of:=[.H92]+[.G93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93]+[.K93]+[.L93]" office:value-type="currency" office:currency="EUR" office:value="0" calcext:value-type="currency">
            <text:p>0,00 €</text:p>
          </table:table-cell>
          <table:table-cell table:style-name="ce32" table:formula="of:=[.N92]+[.M93]" office:value-type="currency" office:currency="EUR" office:value="1181.57" calcext:value-type="currency">
            <text:p>1 181,57 €</text:p>
          </table:table-cell>
          <table:table-cell table:style-name="ce33" table:formula="of:=[.A93]*budgetjour-[.N93]" office:value-type="currency" office:currency="EUR" office:value="1578.43" calcext:value-type="currency">
            <text:p>1 578,43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6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3439" calcext:value-type="float">
            <text:p>3439</text:p>
          </table:table-cell>
          <table:table-cell/>
          <table:table-cell table:formula="of:=[.H93]+[.G94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94]+[.K94]+[.L94]" office:value-type="currency" office:currency="EUR" office:value="0" calcext:value-type="currency">
            <text:p>0,00 €</text:p>
          </table:table-cell>
          <table:table-cell table:style-name="ce32" table:formula="of:=[.N93]+[.M94]" office:value-type="currency" office:currency="EUR" office:value="1181.57" calcext:value-type="currency">
            <text:p>1 181,57 €</text:p>
          </table:table-cell>
          <table:table-cell table:style-name="ce33" table:formula="of:=[.A94]*budgetjour-[.N94]" office:value-type="currency" office:currency="EUR" office:value="1608.43" calcext:value-type="currency">
            <text:p>1 608,43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6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3439" calcext:value-type="float">
            <text:p>3439</text:p>
          </table:table-cell>
          <table:table-cell/>
          <table:table-cell table:formula="of:=[.H94]+[.G95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95]+[.K95]+[.L95]" office:value-type="currency" office:currency="EUR" office:value="0" calcext:value-type="currency">
            <text:p>0,00 €</text:p>
          </table:table-cell>
          <table:table-cell table:style-name="ce32" table:formula="of:=[.N94]+[.M95]" office:value-type="currency" office:currency="EUR" office:value="1181.57" calcext:value-type="currency">
            <text:p>1 181,57 €</text:p>
          </table:table-cell>
          <table:table-cell table:style-name="ce33" table:formula="of:=[.A95]*budgetjour-[.N95]" office:value-type="currency" office:currency="EUR" office:value="1638.43" calcext:value-type="currency">
            <text:p>1 638,43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6"/>
        <table:table-column table:style-name="co19" table:default-cell-style-name="ce17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21:45:08.4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31T21:51:20.965000000</dc:date>
    <meta:editing-duration>P7DT13H19M19S</meta:editing-duration>
    <meta:editing-cycles>121</meta:editing-cycles>
    <meta:generator>LibreOffice/7.1.2.2$Windows_X86_64 LibreOffice_project/8a45595d069ef5570103caea1b71cc9d82b2aae4</meta:generator>
    <meta:document-statistic meta:table-count="4" meta:cell-count="1396" meta:object-count="0"/>
    <meta:user-defined meta:name="Info 1"/>
    <meta:user-defined meta:name="Info 2"/>
    <meta:user-defined meta:name="Info 3"/>
    <meta:user-defined meta:name="Info 4"/>
  </office:meta>
</office:document-meta>
</file>